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39cm" style:rel-column-width="16924*"/>
    </style:style>
    <style:style style:name="Tabelle1.B" style:family="table-column">
      <style:table-column-properties style:column-width="12.61cm" style:rel-column-width="48611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2d29d"/>
    </style:style>
    <style:style style:name="P2" style:family="paragraph" style:parent-style-name="Table_20_Contents">
      <style:text-properties fo:font-weight="bold" officeooo:rsid="0058fa45" officeooo:paragraph-rsid="0002d29d" style:font-weight-asian="bold" style:font-weight-complex="bold"/>
    </style:style>
    <style:style style:name="P3" style:family="paragraph" style:parent-style-name="Table_20_Contents">
      <style:text-properties fo:font-weight="bold" officeooo:rsid="00049d8b" officeooo:paragraph-rsid="00049d8b" style:font-weight-asian="bold" style:font-weight-complex="bold"/>
    </style:style>
    <style:style style:name="P4" style:family="paragraph" style:parent-style-name="Table_20_Contents">
      <style:text-properties officeooo:rsid="0058fa45" officeooo:paragraph-rsid="0002d29d"/>
    </style:style>
    <style:style style:name="P5" style:family="paragraph" style:parent-style-name="Table_20_Contents">
      <style:text-properties officeooo:paragraph-rsid="0002d29d"/>
    </style:style>
    <style:style style:name="P6" style:family="paragraph" style:parent-style-name="Table_20_Contents">
      <style:text-properties officeooo:rsid="00056aa5" officeooo:paragraph-rsid="00056aa5"/>
    </style:style>
    <style:style style:name="P7" style:family="paragraph" style:parent-style-name="Table_20_Contents">
      <style:text-properties officeooo:rsid="0005a8a5" officeooo:paragraph-rsid="0005a8a5"/>
    </style:style>
    <style:style style:name="P8" style:family="paragraph" style:parent-style-name="Table_20_Contents">
      <style:text-properties officeooo:rsid="000729e4" officeooo:paragraph-rsid="000729e4"/>
    </style:style>
    <style:style style:name="P9" style:family="paragraph" style:parent-style-name="Table_20_Contents">
      <style:text-properties officeooo:rsid="000cb6e8" officeooo:paragraph-rsid="000cb6e8"/>
    </style:style>
    <style:style style:name="P10" style:family="paragraph" style:parent-style-name="Table_20_Contents">
      <style:text-properties officeooo:rsid="000f89d5" officeooo:paragraph-rsid="000f89d5"/>
    </style:style>
    <style:style style:name="P11" style:family="paragraph" style:parent-style-name="Table_20_Contents">
      <style:text-properties officeooo:rsid="0010d472" officeooo:paragraph-rsid="0010d472"/>
    </style:style>
    <style:style style:name="P12" style:family="paragraph" style:parent-style-name="Table_20_Contents">
      <style:text-properties officeooo:rsid="0010d472" officeooo:paragraph-rsid="0012b2ce"/>
    </style:style>
    <style:style style:name="P13" style:family="paragraph" style:parent-style-name="Table_20_Contents" style:list-style-name="L1">
      <style:text-properties officeooo:rsid="000cb6e8" officeooo:paragraph-rsid="0016c03d"/>
    </style:style>
    <style:style style:name="T1" style:family="text">
      <style:text-properties officeooo:rsid="00090a18"/>
    </style:style>
    <style:style style:name="T2" style:family="text">
      <style:text-properties officeooo:rsid="0009c9e0"/>
    </style:style>
    <style:style style:name="T3" style:family="text">
      <style:text-properties officeooo:rsid="000ebc88"/>
    </style:style>
    <style:style style:name="T4" style:family="text">
      <style:text-properties officeooo:rsid="00146778"/>
    </style:style>
    <style:style style:name="T5" style:family="text">
      <style:text-properties officeooo:rsid="0014de23"/>
    </style:style>
    <style:style style:name="T6" style:family="text">
      <style:text-properties officeooo:rsid="001a01d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Use-Case</text:p>
          </table:table-cell>
          <table:table-cell table:style-name="Tabelle1.B1" office:value-type="string">
            <text:p text:style-name="P3">Medien am Terminal ausleihen</text:p>
          </table:table-cell>
        </table:table-row>
        <table:table-row>
          <table:table-cell table:style-name="Tabelle1.A2" office:value-type="string">
            <text:p text:style-name="P4">Ziel:</text:p>
          </table:table-cell>
          <table:table-cell table:style-name="Tabelle1.B2" office:value-type="string">
            <text:p text:style-name="P6">Der Benutzer hat mehrere Medien am Terminal selbständig ausgebucht, die Medien sind als ausgeliehen registriert und können durch die RFID-Schranke gehen.</text:p>
          </table:table-cell>
        </table:table-row>
        <table:table-row>
          <table:table-cell table:style-name="Tabelle1.A2" office:value-type="string">
            <text:p text:style-name="P4">Kategorie:</text:p>
          </table:table-cell>
          <table:table-cell table:style-name="Tabelle1.B2" office:value-type="string">
            <text:p text:style-name="P6">Primär (must-have)</text:p>
          </table:table-cell>
        </table:table-row>
        <table:table-row>
          <table:table-cell table:style-name="Tabelle1.A2" office:value-type="string">
            <text:p text:style-name="P4">Vorbedingung:</text:p>
          </table:table-cell>
          <table:table-cell table:style-name="Tabelle1.B2" office:value-type="string">
            <text:p text:style-name="P7">Benutzer <text:span text:style-name="T6">hat gültigen Benutzerausweis</text:span></text:p>
          </table:table-cell>
        </table:table-row>
        <table:table-row>
          <table:table-cell table:style-name="Tabelle1.A2" office:value-type="string">
            <text:p text:style-name="P4">Nachbedingung Erfolg:<text:line-break/></text:p>
            <text:p text:style-name="P4">Nachbedingung Fehler:</text:p>
          </table:table-cell>
          <table:table-cell table:style-name="Tabelle1.B2" office:value-type="string">
            <text:p text:style-name="P8">Die Medien-<text:span text:style-name="T5">Exemplare</text:span> sind als ausgeliehen vom Benutzer registriert.</text:p>
            <text:p text:style-name="P8"><text:line-break/>Die Medien-<text:span text:style-name="T5">Exemplare</text:span> sind weiterhin als nicht ausgeliehen markiert. <text:span text:style-name="T1">Der Benutzer hat eine entsprechende Fehlermeldung erhalten.</text:span></text:p>
          </table:table-cell>
        </table:table-row>
        <table:table-row>
          <table:table-cell table:style-name="Tabelle1.A2" office:value-type="string">
            <text:p text:style-name="P4">Akteure:</text:p>
          </table:table-cell>
          <table:table-cell table:style-name="Tabelle1.B2" office:value-type="string">
            <text:p text:style-name="P5">- <text:span text:style-name="T2">Benutzer: Bibliotheksbenutzer mit gültigem Benutzerausweis</text:span></text:p>
          </table:table-cell>
        </table:table-row>
        <table:table-row>
          <table:table-cell table:style-name="Tabelle1.A2" office:value-type="string">
            <text:p text:style-name="P4">Auslösendes Ereignis:</text:p>
          </table:table-cell>
          <table:table-cell table:style-name="Tabelle1.B2" office:value-type="string">
            <text:p text:style-name="P9">Der Benutzer möchte Medien am Terminal ausleihen</text:p>
          </table:table-cell>
        </table:table-row>
        <table:table-row>
          <table:table-cell table:style-name="Tabelle1.A2" office:value-type="string">
            <text:p text:style-name="P4">Beschreibung:</text:p>
          </table:table-cell>
          <table:table-cell table:style-name="Tabelle1.B2" office:value-type="string">
            <text:list xml:id="list2725338088" text:style-name="L1">
              <text:list-item>
                <text:p text:style-name="P13">Der Benutzer meldet sich am Terminal durch Scannen seines Benutzerausweises an.</text:p>
              </text:list-item>
              <text:list-item>
                <text:p text:style-name="P13">Der Benutzer legt die Medien-Exemplare auf den RFID-Leser</text:p>
              </text:list-item>
              <text:list-item>
                <text:p text:style-name="P13">Das System erkennt die Medien- Exemplare und markiert sie per jetzigem Datum als Ausgeliehen durch den angemeldeten Benutzer.</text:p>
              </text:list-item>
              <text:list-item>
                <text:p text:style-name="P13">Der Benutzer bestätigt den Abschluss der Ausleihe</text:p>
              </text:list-item>
              <text:list-item>
                <text:p text:style-name="P13">Das System druckt eine Ausleihquittung für die soeben ausgeliehenen Medien</text:p>
              </text:list-item>
              <text:list-item>
                <text:p text:style-name="P13">Das System meldet den aktuellen Benutzer am Terminal ab.</text:p>
              </text:list-item>
            </text:list>
          </table:table-cell>
        </table:table-row>
        <table:table-row>
          <table:table-cell table:style-name="Tabelle1.A2" office:value-type="string">
            <text:p text:style-name="P4">Erweiterungen:</text:p>
          </table:table-cell>
          <table:table-cell table:style-name="Tabelle1.B2" office:value-type="string">
            <text:p text:style-name="P11"/>
          </table:table-cell>
        </table:table-row>
        <table:table-row>
          <table:table-cell table:style-name="Tabelle1.A2" office:value-type="string">
            <text:p text:style-name="P4">Alternativen:</text:p>
          </table:table-cell>
          <table:table-cell table:style-name="Tabelle1.B2" office:value-type="string">
            <text:p text:style-name="P4">1a: <text:span text:style-name="T3">Der Benutzerausweis des Benutzers ist abgelaufen/nicht aktiviert. Das System zeigt eine entsprechende Meldung am Bildschirm an. Ausleihe ist nicht möglich.</text:span></text:p>
            <text:p text:style-name="P4"/>
            <text:p text:style-name="P12">3a: Das Medium ist ein kostenpflichtiges Medium (DVD oder CD). Diese Medien können nur am Schalter ausgeliehen werden. Das Medium wird nicht ausgebucht, dem Benutzer wird ein entsprechender Hinweis angezeigt.</text:p>
            <text:p text:style-name="P4"/>
            <text:p text:style-name="P10">4a: Erfolgen innerhalb einer Minute keine weiteren Medien-Scans oder Bestätigung durch den Benutzer, wird der Benutzer abgemeldet (Punkt <text:span text:style-name="T4">6)</text:span></text:p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Schenkel</meta:initial-creator>
    <meta:creation-date>2016-08-05T16:37:59.754752000</meta:creation-date>
    <dc:date>2017-02-24T20:08:40.591264000</dc:date>
    <dc:creator>Alexander Schenkel</dc:creator>
    <meta:editing-duration>PT39M37S</meta:editing-duration>
    <meta:editing-cycles>24</meta:editing-cycles>
    <meta:generator>LibreOffice/5.3.0.3$MacOSX_X86_64 LibreOffice_project/7074905676c47b82bbcfbea1aeefc84afe1c50e1</meta:generator>
    <meta:document-statistic meta:table-count="1" meta:image-count="0" meta:object-count="0" meta:page-count="1" meta:paragraph-count="28" meta:word-count="220" meta:character-count="1645" meta:non-whitespace-character-count="1457"/>
  </office:meta>
</office:document-meta>
</file>